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3" table:default-cell-style-name="ce6"/>
        <table:table-column table:style-name="co2" table:number-columns-repeated="61" table:default-cell-style-name="Default"/>
        <table:table-row table:style-name="ro1">
          <table:table-cell table:style-name="ce5" office:value-type="string" calcext:value-type="string">
            <text:p>ID процесса B</text:p>
          </table:table-cell>
          <table:table-cell table:style-name="ce5" office:value-type="string" calcext:value-type="string">
            <text:p>Время выполнения процесса B (мс)</text:p>
          </table:table-cell>
          <table:table-cell table:style-name="ce5" office:value-type="string" calcext:value-type="string">
            <text:p>ID процесса (ов) A</text:p>
          </table:table-cell>
          <table:table-cell table:number-columns-repeated="6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;17;16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;9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;24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;21;8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;17;4</text:p>
          </table:table-cell>
          <table:table-cell table:number-columns-repeated="6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;21</text:p>
          </table:table-cell>
          <table:table-cell table:number-columns-repeated="6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;17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;21</text:p>
          </table:table-cell>
          <table:table-cell table:number-columns-repeated="6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;6;22</text:p>
          </table:table-cell>
          <table:table-cell table:number-columns-repeated="6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;24;9</text:p>
          </table:table-cell>
          <table:table-cell table:number-columns-repeated="6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;22;24</text:p>
          </table:table-cell>
          <table:table-cell table:number-columns-repeated="6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;24</text:p>
          </table:table-cell>
          <table:table-cell table:number-columns-repeated="6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;8</text:p>
          </table:table-cell>
          <table:table-cell table:number-columns-repeated="6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;10;22</text:p>
          </table:table-cell>
          <table:table-cell table:number-columns-repeated="6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.00.0000</text:date>, <text:time style:data-style-name="N2" text:time-value="22:11:39.918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Denis M. Ushakov</meta:initial-creator>
    <meta:creation-date>2025-07-12T17:36:23Z</meta:creation-date>
    <dc:date>2025-12-29T22:11:43.694000000</dc:date>
    <meta:editing-duration>PT12S</meta:editing-duration>
    <meta:editing-cycles>2</meta:editing-cycles>
    <meta:document-statistic meta:table-count="1" meta:cell-count="78" meta:object-count="0"/>
  </office:meta>
</office:document-meta>
</file>